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</office:automatic-styles>
  <office:body>
    <office:spreadsheet>
      <table:table table:name="C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TTRIBUT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</text:p>
          </table:table-cell>
          <table:table-cell office:value-type="string">
            <text:p>Constitu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du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c</text:p>
          </table:table-cell>
          <table:table-cell office:value-type="string">
            <text:p>Social Stand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c</text:p>
          </table:table-cell>
          <table:table-cell office:value-type="string">
            <text:p>MALE</text:p>
          </table:table-cell>
          <table:table-cell office:value-type="string">
            <text:p>MARRIED</text:p>
          </table:table-cell>
          <table:table-cell office:value-type="string">
            <text:p>UNMARRI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Knight</text:p>
          </table:table-cell>
          <table:table-cell office:value-type="string">
            <text:p>Knightess</text:p>
          </table:table-cell>
          <table:table-cell office:value-type="string">
            <text:p>D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aron</text:p>
          </table:table-cell>
          <table:table-cell office:value-type="string">
            <text:p>Baronet</text:p>
          </table:table-cell>
          <table:table-cell office:value-type="string">
            <text:p>Barone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arquis</text:p>
          </table:table-cell>
          <table:table-cell office:value-type="string">
            <text:p>Marquesa</text:p>
          </table:table-cell>
          <table:table-cell office:value-type="string">
            <text:p>Marchione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unt</text:p>
          </table:table-cell>
          <table:table-cell office:value-type="string">
            <text:p>Countes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Duke</text:p>
          </table:table-cell>
          <table:table-cell office:value-type="string">
            <text:p>Duchess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>
            <text:p>Enli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r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rviv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m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mo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kil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-enli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tir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ustering o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g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rms served</text:p>
          </table:table-cell>
          <table:table-cell table:style-name="ce2" office:value-type="string">
            <text:p>04 – 07</text:p>
          </table:table-cell>
          <table:table-cell office:value-type="string">
            <text:p>08 – 11</text:p>
          </table:table-cell>
          <table:table-cell office:value-type="string">
            <text:p>12 – 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ge</text:p>
          </table:table-cell>
          <table:table-cell office:value-type="string">
            <text:p>34 – 46</text:p>
          </table:table-cell>
          <table:table-cell office:value-type="string">
            <text:p>50 – 62</text:p>
          </table:table-cell>
          <table:table-cell office:value-type="string">
            <text:p>66 – 7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tr</text:p>
          </table:table-cell>
          <table:table-cell office:value-type="string">
            <text:p>-1<text:span text:style-name="T2">(</text:span>8+<text:span text:style-name="T2">)</text:span></text:p>
          </table:table-cell>
          <table:table-cell office:value-type="string">
            <text:p>-1(9+)</text:p>
          </table:table-cell>
          <table:table-cell office:value-type="string">
            <text:p>-2(9+)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-1<text:span text:style-name="T2">(</text:span>7+<text:span text:style-name="T2">)</text:span></text:p>
          </table:table-cell>
          <table:table-cell office:value-type="string">
            <text:p>-1<text:span text:style-name="T2">(</text:span>8+<text:span text:style-name="T2">)</text:span></text:p>
          </table:table-cell>
          <table:table-cell office:value-type="string">
            <text:p>-2<text:span text:style-name="T2">(</text:span>9+<text:span text:style-name="T2">)</text:span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d</text:p>
          </table:table-cell>
          <table:table-cell office:value-type="string">
            <text:p>-1<text:span text:style-name="T2">(</text:span>8+<text:span text:style-name="T2">)</text:span></text:p>
          </table:table-cell>
          <table:table-cell office:value-type="string">
            <text:p>-1<text:span text:style-name="T2">(</text:span>9+<text:span text:style-name="T2">)</text:span></text:p>
          </table:table-cell>
          <table:table-cell office:value-type="string">
            <text:p>-2<text:span text:style-name="T2">(</text:span>9+<text:span text:style-name="T2">)</text:span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(9+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v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rcha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ther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avy</text:p>
          </table:table-cell>
          <table:table-cell office:value-type="string">
            <text:p>Marine</text:p>
          </table:table-cell>
          <table:table-cell office:value-type="string">
            <text:p>Army</text:p>
          </table:table-cell>
          <table:table-cell office:value-type="string">
            <text:p>Scout</text:p>
          </table:table-cell>
          <table:table-cell office:value-type="string">
            <text:p>Merchant</text:p>
          </table:table-cell>
          <table:table-cell table:style-name="Default" office:value-type="string">
            <text:p>Oth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nlis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M+1 if</text:p>
          </table:table-cell>
          <table:table-cell table:number-columns-repeated="2" office:value-type="string">
            <text:p>Int 8+</text:p>
          </table:table-cell>
          <table:table-cell office:value-type="string">
            <text:p>Dex 6+</text:p>
          </table:table-cell>
          <table:table-cell office:value-type="string">
            <text:p>Int 6+</text:p>
          </table:table-cell>
          <table:table-cell office:value-type="string">
            <text:p>Str 7+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M+2 if</text:p>
          </table:table-cell>
          <table:table-cell office:value-type="string">
            <text:p>Edu 9+</text:p>
          </table:table-cell>
          <table:table-cell office:value-type="string">
            <text:p>Str 8+</text:p>
          </table:table-cell>
          <table:table-cell office:value-type="string">
            <text:p>End 5+</text:p>
          </table:table-cell>
          <table:table-cell office:value-type="string">
            <text:p>Str 8+</text:p>
          </table:table-cell>
          <table:table-cell office:value-type="string">
            <text:p>Int 6+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f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r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M+2 if</text:p>
          </table:table-cell>
          <table:table-cell office:value-type="string">
            <text:p>Int 7+</text:p>
          </table:table-cell>
          <table:table-cell office:value-type="string">
            <text:p>End 8+</text:p>
          </table:table-cell>
          <table:table-cell office:value-type="string">
            <text:p>Edu 6+</text:p>
          </table:table-cell>
          <table:table-cell office:value-type="string">
            <text:p>End 7+</text:p>
          </table:table-cell>
          <table:table-cell office:value-type="string">
            <text:p>Int 7+</text:p>
          </table:table-cell>
          <table:table-cell office:value-type="string">
            <text:p>Int 9+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isio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M+1 if</text:p>
          </table:table-cell>
          <table:table-cell office:value-type="string">
            <text:p>Soc 9+</text:p>
          </table:table-cell>
          <table:table-cell office:value-type="string">
            <text:p>Edu 7+</text:p>
          </table:table-cell>
          <table:table-cell office:value-type="string">
            <text:p>End 7+</text:p>
          </table:table-cell>
          <table:table-cell office:value-type="string">
            <text:p>-</text:p>
          </table:table-cell>
          <table:table-cell office:value-type="string">
            <text:p>Int 6+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omotio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M+1 if</text:p>
          </table:table-cell>
          <table:table-cell office:value-type="string">
            <text:p>Edu 8+</text:p>
          </table:table-cell>
          <table:table-cell office:value-type="string">
            <text:p>Soc 8+</text:p>
          </table:table-cell>
          <table:table-cell office:value-type="string">
            <text:p>Edu 7+</text:p>
          </table:table-cell>
          <table:table-cell office:value-type="string">
            <text:p>-</text:p>
          </table:table-cell>
          <table:table-cell office:value-type="string">
            <text:p>Int 9+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-enlist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nk 1</text:p>
          </table:table-cell>
          <table:table-cell office:value-type="string">
            <text:p>Ensign</text:p>
          </table:table-cell>
          <table:table-cell table:number-columns-repeated="2" office:value-type="string">
            <text:p>Lieutenant</text:p>
          </table:table-cell>
          <table:table-cell office:value-type="string">
            <text:p>-</text:p>
          </table:table-cell>
          <table:table-cell office:value-type="string">
            <text:p>4<text:span text:style-name="T1">th</text:span> Officer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k 2</text:p>
          </table:table-cell>
          <table:table-cell office:value-type="string">
            <text:p>Lieutenant</text:p>
          </table:table-cell>
          <table:table-cell table:number-columns-repeated="2" office:value-type="string">
            <text:p>Captain</text:p>
          </table:table-cell>
          <table:table-cell office:value-type="string">
            <text:p>-</text:p>
          </table:table-cell>
          <table:table-cell office:value-type="string">
            <text:p>3<text:span text:style-name="T1">rd</text:span> Officer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k 3</text:p>
          </table:table-cell>
          <table:table-cell office:value-type="string">
            <text:p>Lt Commander</text:p>
          </table:table-cell>
          <table:table-cell office:value-type="string">
            <text:p>Force Commander</text:p>
          </table:table-cell>
          <table:table-cell office:value-type="string">
            <text:p>Major</text:p>
          </table:table-cell>
          <table:table-cell office:value-type="string">
            <text:p>-</text:p>
          </table:table-cell>
          <table:table-cell office:value-type="string">
            <text:p>2<text:span text:style-name="T1">nd</text:span> Officer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k 4</text:p>
          </table:table-cell>
          <table:table-cell office:value-type="string">
            <text:p>Commander</text:p>
          </table:table-cell>
          <table:table-cell table:number-columns-repeated="2" office:value-type="string">
            <text:p>Lt Colonel</text:p>
          </table:table-cell>
          <table:table-cell office:value-type="string">
            <text:p>-</text:p>
          </table:table-cell>
          <table:table-cell office:value-type="string">
            <text:p>1<text:span text:style-name="T1">st</text:span> Officer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nk 5</text:p>
          </table:table-cell>
          <table:table-cell office:value-type="string">
            <text:p>Captain</text:p>
          </table:table-cell>
          <table:table-cell table:number-columns-repeated="2" office:value-type="string">
            <text:p>Colonel</text:p>
          </table:table-cell>
          <table:table-cell office:value-type="string">
            <text:p>-</text:p>
          </table:table-cell>
          <table:table-cell office:value-type="string">
            <text:p>Captain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nk 6</text:p>
          </table:table-cell>
          <table:table-cell office:value-type="string">
            <text:p>Admiral</text:p>
          </table:table-cell>
          <table:table-cell office:value-type="string">
            <text:p>Brigadier</text:p>
          </table:table-cell>
          <table:table-cell office:value-type="string">
            <text:p>General</text:p>
          </table:table-cell>
          <table:table-cell table:number-columns-repeated="3" office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uster 1</text:p>
          </table:table-cell>
          <table:table-cell table:number-columns-repeated="6" office:value-type="string">
            <text:p>Low pass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2</text:p>
          </table:table-cell>
          <table:table-cell office:value-type="string">
            <text:p>+1 Int</text:p>
          </table:table-cell>
          <table:table-cell office:value-type="string">
            <text:p>+2 Int</text:p>
          </table:table-cell>
          <table:table-cell office:value-type="string">
            <text:p>+1 Int</text:p>
          </table:table-cell>
          <table:table-cell office:value-type="string">
            <text:p>+2 Int</text:p>
          </table:table-cell>
          <table:table-cell table:number-columns-repeated="2" office:value-type="string">
            <text:p>+1 In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3</text:p>
          </table:table-cell>
          <table:table-cell office:value-type="string">
            <text:p>+2 Edu</text:p>
          </table:table-cell>
          <table:table-cell office:value-type="string">
            <text:p>+1 Edu</text:p>
          </table:table-cell>
          <table:table-cell table:number-columns-repeated="2" office:value-type="string">
            <text:p>+2 Edu</text:p>
          </table:table-cell>
          <table:table-cell table:number-columns-repeated="2" office:value-type="string">
            <text:p>+1 Edu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4</text:p>
          </table:table-cell>
          <table:table-cell table:number-columns-repeated="2" office:value-type="string">
            <text:p>Blade</text:p>
          </table:table-cell>
          <table:table-cell office:value-type="string">
            <text:p>Gun</text:p>
          </table:table-cell>
          <table:table-cell office:value-type="string">
            <text:p>Blade</text:p>
          </table:table-cell>
          <table:table-cell table:number-columns-repeated="2" office:value-type="string">
            <text:p>Gu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5</text:p>
          </table:table-cell>
          <table:table-cell table:number-columns-repeated="2" table:style-name="Default" office:value-type="string">
            <text:p>TAS</text:p>
          </table:table-cell>
          <table:table-cell table:style-name="Default" office:value-type="string">
            <text:p>High passage</text:p>
          </table:table-cell>
          <table:table-cell table:style-name="Default" office:value-type="string">
            <text:p>Gun</text:p>
          </table:table-cell>
          <table:table-cell table:style-name="Default" office:value-type="string">
            <text:p>Blade</text:p>
          </table:table-cell>
          <table:table-cell office:value-type="string">
            <text:p>High pass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6</text:p>
          </table:table-cell>
          <table:table-cell table:number-columns-repeated="2" office:value-type="string">
            <text:p>High passage</text:p>
          </table:table-cell>
          <table:table-cell office:value-type="string">
            <text:p>Mid passage</text:p>
          </table:table-cell>
          <table:table-cell office:value-type="string">
            <text:p>Scout ship</text:p>
          </table:table-cell>
          <table:table-cell office:value-type="string">
            <text:p>Low passage</text:p>
          </table:table-cell>
          <table:table-cell table:style-name="Default" office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ter 7</text:p>
          </table:table-cell>
          <table:table-cell table:number-columns-repeated="2" office:value-type="string">
            <text:p>+2 Soc</text:p>
          </table:table-cell>
          <table:table-cell office:value-type="string">
            <text:p>+1 Soc</text:p>
          </table:table-cell>
          <table:table-cell office:value-type="string">
            <text:p>-</text:p>
          </table:table-cell>
          <table:table-cell office:value-type="string">
            <text:p>Free Trader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sh 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2</text:p>
          </table:table-cell>
          <table:table-cell table:number-columns-repeated="3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3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4</text:p>
          </table:table-cell>
          <table:table-cell table:number-columns-repeated="3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5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h 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Personal Developmen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+1 St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+1 Dex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 office:value-type="string">
            <text:p>+1 En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+1 Int</text:p>
          </table:table-cell>
          <table:table-cell table:number-columns-repeated="2" office:value-type="string">
            <text:p>Gambling</text:p>
          </table:table-cell>
          <table:table-cell office:value-type="string">
            <text:p>+1 Int</text:p>
          </table:table-cell>
          <table:table-cell office:value-type="string">
            <text:p>+1 Str</text:p>
          </table:table-cell>
          <table:table-cell office:value-type="string">
            <text:p>Blad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+1 Edu</text:p>
          </table:table-cell>
          <table:table-cell office:value-type="string">
            <text:p>Brawling</text:p>
          </table:table-cell>
          <table:table-cell table:number-columns-repeated="2" office:value-type="string">
            <text:p>+1 Edu</text:p>
          </table:table-cell>
          <table:table-cell office:value-type="string">
            <text:p>Blade</text:p>
          </table:table-cell>
          <table:table-cell office:value-type="string">
            <text:p>Braw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+1 Soc</text:p>
          </table:table-cell>
          <table:table-cell office:value-type="string">
            <text:p>Blade</text:p>
          </table:table-cell>
          <table:table-cell office:value-type="string">
            <text:p>Brawling</text:p>
          </table:table-cell>
          <table:table-cell office:value-type="string">
            <text:p>Blade</text:p>
          </table:table-cell>
          <table:table-cell office:value-type="string">
            <text:p>Bribery</text:p>
          </table:table-cell>
          <table:table-cell office:value-type="string">
            <text:p>-1 So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rvice Skill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hips Boat</text:p>
          </table:table-cell>
          <table:table-cell table:number-columns-repeated="5" office:value-type="string">
            <text:p>Vehic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Vacc Suit</text:p>
          </table:table-cell>
          <table:table-cell office:value-type="string">
            <text:p>Air/Raft</text:p>
          </table:table-cell>
          <table:table-cell table:number-columns-repeated="2" office:value-type="string">
            <text:p>Vacc Suit</text:p>
          </table:table-cell>
          <table:table-cell office:value-type="string">
            <text:p>Gamb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wd Observer</text:p>
          </table:table-cell>
          <table:table-cell office:value-type="string">
            <text:p>Blade Combat</text:p>
          </table:table-cell>
          <table:table-cell office:value-type="string">
            <text:p>Gun Combat</text:p>
          </table:table-cell>
          <table:table-cell office:value-type="string">
            <text:p>Mech</text:p>
          </table:table-cell>
          <table:table-cell office:value-type="string">
            <text:p>JackOfTrades</text:p>
          </table:table-cell>
          <table:table-cell office:value-type="string">
            <text:p>Braw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Gunnery</text:p>
          </table:table-cell>
          <table:table-cell office:value-type="string">
            <text:p>Gun Combat</text:p>
          </table:table-cell>
          <table:table-cell table:style-name="Default" office:value-type="string">
            <text:p>Fwd Observer</text:p>
          </table:table-cell>
          <table:table-cell office:value-type="string">
            <text:p>Navigation</text:p>
          </table:table-cell>
          <table:table-cell office:value-type="string">
            <text:p>Steward</text:p>
          </table:table-cell>
          <table:table-cell office:value-type="string">
            <text:p>Briber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 office:value-type="string">
            <text:p>Blade Combat</text:p>
          </table:table-cell>
          <table:table-cell table:number-columns-repeated="2" office:value-type="string">
            <text:p>Elec</text:p>
          </table:table-cell>
          <table:table-cell office:value-type="string">
            <text:p>Blade Comba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Gun Combat</text:p>
          </table:table-cell>
          <table:table-cell office:value-type="string">
            <text:p>JackOfTrades</text:p>
          </table:table-cell>
          <table:table-cell table:number-columns-repeated="2" office:value-type="string">
            <text:p>Gun Comba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duc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acc Suit</text:p>
          </table:table-cell>
          <table:table-cell table:number-columns-repeated="3" office:value-type="string">
            <text:p>Vehicle</text:p>
          </table:table-cell>
          <table:table-cell table:number-columns-repeated="2" office:value-type="string">
            <text:p>Streetwi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Mec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 office:value-type="string">
            <text:p>Ele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ng</text:p>
          </table:table-cell>
          <table:table-cell table:number-columns-repeated="2" office:value-type="string">
            <text:p>Tactics</text:p>
          </table:table-cell>
          <table:table-cell office:value-type="string">
            <text:p>JackOfTrades</text:p>
          </table:table-cell>
          <table:table-cell office:value-type="string">
            <text:p>Navigation</text:p>
          </table:table-cell>
          <table:table-cell office:value-type="string">
            <text:p>Gamb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unnery</text:p>
          </table:table-cell>
          <table:table-cell table:number-columns-repeated="2" office:value-type="string">
            <text:p>Blade Combat</text:p>
          </table:table-cell>
          <table:table-cell table:number-columns-repeated="2" office:value-type="string">
            <text:p>Gunnery</text:p>
          </table:table-cell>
          <table:table-cell office:value-type="string">
            <text:p>Braw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JackOfTrades</text:p>
          </table:table-cell>
          <table:table-cell table:number-columns-repeated="2" office:value-type="string">
            <text:p>Gun Combat</text:p>
          </table:table-cell>
          <table:table-cell table:number-columns-repeated="2" office:value-type="string">
            <text:p>Medic</text:p>
          </table:table-cell>
          <table:table-cell office:value-type="string">
            <text:p>Forger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vanced Educ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Medi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avigation</text:p>
          </table:table-cell>
          <table:table-cell table:number-columns-repeated="2" office:value-type="string">
            <text:p>Tactics</text:p>
          </table:table-cell>
          <table:table-cell table:number-columns-repeated="2" office:value-type="string">
            <text:p>Navigation</text:p>
          </table:table-cell>
          <table:table-cell office:value-type="string">
            <text:p>Forger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ng</text:p>
          </table:table-cell>
          <table:table-cell table:number-columns-repeated="2" office:value-type="string">
            <text:p>Tactics</text:p>
          </table:table-cell>
          <table:table-cell table:number-columns-repeated="2" office:value-type="string">
            <text:p>Eng</text:p>
          </table:table-cell>
          <table:table-cell office:value-type="string">
            <text:p>Ele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Compu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ilot</text:p>
          </table:table-cell>
          <table:table-cell table:number-columns-repeated="2" office:value-type="string">
            <text:p>Leader</text:p>
          </table:table-cell>
          <table:table-cell table:number-columns-repeated="2" office:value-type="string">
            <text:p>Pilot</text:p>
          </table:table-cell>
          <table:table-cell office:value-type="string">
            <text:p>Streetwi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Admin</text:p>
          </table:table-cell>
          <table:table-cell office:value-type="string">
            <text:p>JackOfTrades</text:p>
          </table:table-cell>
          <table:table-cell office:value-type="string">
            <text:p>Admin</text:p>
          </table:table-cell>
          <table:table-cell office:value-type="string">
            <text:p>JackOfTrad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vy Captain</text:p>
          </table:table-cell>
          <table:table-cell office:value-type="string">
            <text:p>+1 So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avy Admiral</text:p>
          </table:table-cell>
          <table:table-cell office:value-type="string">
            <text:p>+1 So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rine</text:p>
          </table:table-cell>
          <table:table-cell office:value-type="string">
            <text:p>Cut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rine Lieutenant</text:p>
          </table:table-cell>
          <table:table-cell office:value-type="string">
            <text:p>Revolv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my</text:p>
          </table:table-cell>
          <table:table-cell office:value-type="string">
            <text:p>Rif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my Lieutenant</text:p>
          </table:table-cell>
          <table:table-cell office:value-type="string">
            <text:p>SM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rchant 1<text:span text:style-name="T1">st</text:span> Officer</text:p>
          </table:table-cell>
          <table:table-cell office:value-type="string">
            <text:p>Pilo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out</text:p>
          </table:table-cell>
          <table:table-cell office:value-type="string">
            <text:p>Pilot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LADES &amp; POLEAR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eapon</text:p>
          </table:table-cell>
          <table:table-cell office:value-type="string">
            <text:p>+DM</text:p>
          </table:table-cell>
          <table:table-cell office:value-type="string">
            <text:p>-DM</text:p>
          </table:table-cell>
          <table:table-cell office:value-type="string">
            <text:p>Wound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gg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lad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il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wor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utlas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roadsword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4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yone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pear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alber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k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udge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eapon</text:p>
          </table:table-cell>
          <table:table-cell office:value-type="string">
            <text:p>+DM</text:p>
          </table:table-cell>
          <table:table-cell office:value-type="string">
            <text:p>-DM</text:p>
          </table:table-cell>
          <table:table-cell office:value-type="string">
            <text:p>Wound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dy Pistol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Pistol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volv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rbin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ifl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Rif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hotgu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4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MG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3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ser Carbi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4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ser Rifl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5d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dm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ir/Ra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T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ib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u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ectronics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gineer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g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ward Ob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amb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unnery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ackOfAllTrad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hanic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dical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lo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ips Boat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ewa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eetwi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cti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acc Suit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tirement Pa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 4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r 6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r 8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r 10000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D</text:p>
          </table:table-cell>
          <table:table-cell table:style-name="Default" office:value-type="string">
            <text:p>Title</text:p>
          </table:table-cell>
          <table:table-cell office:value-type="string">
            <text:p>UPP</text:p>
          </table:table-cell>
          <table:table-cell office:value-type="string">
            <text:p>Age</text:p>
          </table:table-cell>
          <table:table-cell office:value-type="string">
            <text:p>Terms</text:p>
          </table:table-cell>
          <table:table-cell office:value-type="string">
            <text:p>Cash</text:p>
          </table:table-cell>
          <table:table-cell table:number-columns-repeated="1017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23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49M2S</meta:editing-duration>
    <meta:editing-cycles>10</meta:editing-cycles>
    <meta:generator>OpenOffice.org/3.3$Win32 OpenOffice.org_project/330m20$Build-9567</meta:generator>
    <dc:date>2012-01-18T23:05:48.09</dc:date>
    <dc:creator>Mark Ferguson</dc:creator>
    <meta:document-statistic meta:table-count="3" meta:cell-count="647" meta:object-count="0"/>
    <meta:user-defined meta:name="Info 1"/>
    <meta:user-defined meta:name="Info 2"/>
    <meta:user-defined meta:name="Info 3"/>
    <meta:user-defined meta:name="Info 4"/>
  </office:meta>
</office:document-meta>
</file>